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4c9a" officeooo:paragraph-rsid="001f4c9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1f4c9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4c9a" officeooo:paragraph-rsid="001f4c9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1f4c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1f4c9a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1f4c9a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ol Supplies</text:p>
      <text:p text:style-name="P1"/>
      <text:p text:style-name="P5">Department Of Economic Security</text:p>
      <text:p text:style-name="P2">1-520-586-9523</text:p>
      <text:p text:style-name="P2">657 E. Hwy 90</text:p>
      <text:p text:style-name="P2">Benson, Az 85602</text:p>
      <text:p text:style-name="P2"><text:a xlink:type="simple" xlink:href="http://www.departmentofeconomicsecurity.org/" text:style-name="Internet_20_link" text:visited-style-name="Visited_20_Internet_20_Link">www.departmentofeconomicsecurity.org</text:a></text:p>
      <text:p text:style-name="P2"/>
      <text:p text:style-name="P2"/>
      <text:p text:style-name="P5">Salvation Army</text:p>
      <text:p text:style-name="P4">1-520-586-3659</text:p>
      <text:p text:style-name="P4">678 W. Walker St</text:p>
      <text:p text:style-name="P4">Benson, Az 85602</text:p>
      <text:p text:style-name="P4"><text:a xlink:type="simple" xlink:href="http://www.salvationarmy.org/" text:style-name="Internet_20_link" text:visited-style-name="Visited_20_Internet_20_Link">www.salvationarmy.org</text:a></text:p>
      <text:p text:style-name="P4"/>
      <text:p text:style-name="P4"/>
      <text:p text:style-name="P6">St Vincent De Paul</text:p>
      <text:p text:style-name="P4">1-520-586-2513</text:p>
      <text:p text:style-name="P4">236 W. Patagonia</text:p>
      <text:p text:style-name="P4">Benson, Az 85602</text:p>
      <text:p text:style-name="P4"><text:a xlink:type="simple" xlink:href="http://www.stvincentdepaul.com/" text:style-name="Internet_20_link" text:visited-style-name="Visited_20_Internet_20_Link">www.stvincentdepaul.com</text:a></text:p>
      <text:p text:style-name="P4"/>
      <text:p text:style-name="P4"/>
      <text:p text:style-name="P5">Lady Lordes Church</text:p>
      <text:p text:style-name="P2">1-520-586-3623</text:p>
      <text:p text:style-name="P2">675 E. 5<text:span text:style-name="T1">th</text:span> St </text:p>
      <text:p text:style-name="P2">Benson, Az 85602</text:p>
      <text:p text:style-name="P2"><text:a xlink:type="simple" xlink:href="mailto:ladylordes@gmail.com" text:style-name="Internet_20_link" text:visited-style-name="Visited_20_Internet_20_Link">ladylordes@gmail.com</text:a></text:p>
      <text:p text:style-name="P2"><text:a xlink:type="simple" xlink:href="http://www.ladylordes.com/" text:style-name="Internet_20_link" text:visited-style-name="Visited_20_Internet_20_Link">www.ladylordes.com</text:a></text:p>
      <text:p text:style-name="P3"/>
      <text:p text:style-name="P3"/>
      <text:p text:style-name="P3">Toys For Tots</text:p>
      <text:p text:style-name="P3">1-520-586-3332</text:p>
      <text:p text:style-name="P3"><text:a xlink:type="simple" xlink:href="mailto:toysfortots@gmail.com" text:style-name="Internet_20_link" text:visited-style-name="Visited_20_Internet_20_Link">toysfortots@gmail.com</text:a></text:p>
      <text:p text:style-name="P3"><text:a xlink:type="simple" xlink:href="http://www.toysfortots.org/" text:style-name="Internet_20_link" text:visited-style-name="Visited_20_Internet_20_Link">www.toysfortots.org</text:a></text:p>
      <text:p text:style-name="P3"/>
      <text:p text:style-name="P2"/>
      <text:p text:style-name="P3"><text:s/>Back To School Fair</text:p>
      <text:p text:style-name="P3">Lions Park</text:p>
      <text:p text:style-name="P3">8am-1pm</text:p>
      <text:p text:style-name="P3">T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44:59.713000000</meta:creation-date>
    <dc:date>2021-01-07T11:48:08.925000000</dc:date>
    <meta:editing-duration>PT3M9S</meta:editing-duration>
    <meta:editing-cycles>1</meta:editing-cycles>
    <meta:document-statistic meta:table-count="0" meta:image-count="0" meta:object-count="0" meta:page-count="1" meta:paragraph-count="30" meta:word-count="65" meta:character-count="500" meta:non-whitespace-character-count="463"/>
    <meta:generator>LibreOffice/6.2.8.2$Windows_X86_64 LibreOffice_project/f82ddfca21ebc1e222a662a32b25c0c9d20169ee</meta:generator>
  </office:meta>
</office:document-meta>
</file>